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02124" style:font-name="arial" fo:font-size="12pt" fo:letter-spacing="normal" fo:font-style="normal" fo:font-weight="bold"/>
    </style:style>
    <style:style style:name="T2" style:family="text">
      <style:text-properties fo:font-variant="normal" fo:text-transform="none" fo:color="#202124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line-break/>“Não sei amar pela metade, não sei viver de mentiras, não sei voar com os pés no chão.”</text:span><text:span text:style-name="T2"> “</text:span><text:span text:style-name="T1">Amar não acaba.</text:span><text:span text:style-name="T2"> </text:span><text:span text:style-name="T1">É como se o mundo estivesse a minha espera.</text:span><text:span text:style-name="T2"> </text:span><text:span text:style-name="T1">E eu vou ao encontro do que me espera.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6T19:14:26.152212027</meta:creation-date>
    <dc:date>2022-10-06T19:14:59.267187254</dc:date>
    <meta:editing-duration>PT33S</meta:editing-duration>
    <meta:editing-cycles>1</meta:editing-cycles>
    <meta:document-statistic meta:table-count="0" meta:image-count="0" meta:object-count="0" meta:page-count="1" meta:paragraph-count="1" meta:word-count="39" meta:character-count="189" meta:non-whitespace-character-count="150"/>
    <meta:generator>LibreOffice/5.1.6.2$Linux_X86_64 LibreOffice_project/10m0$Build-2</meta:generator>
  </office:meta>
</office:document-meta>
</file>